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ResponseSimpl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ResponseSimple">
            <text:p>OrderResponseSimple</text:p>
          </table:table-cell>
          <table:table-cell table:style-name="ce8" office:value-type="string" office:string-value="Order Response Simple. Details">
            <text:p>Order Response Simple. Details</text:p>
          </table:table-cell>
          <table:table-cell table:style-name="ce8" office:value-type="string" office:string-value=""/>
          <table:table-cell table:style-name="ce8" office:value-type="string" office:string-value="Order Response Simple">
            <text:p>Order Response Simpl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Order Acknowledgement, PO Response">
            <text:p>Order Acknowledgement, PO Respons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indicate simple acceptance or rejection of an entire Order.">
            <text:p>A document used to indicate simple acceptance or rejection of an entire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Order Response Simple. UBL Version Identifier. Identifier">
            <text:p>Order Response Simple. UBL Version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Order Response Simple. Customization Identifier. Identifier">
            <text:p>Order Response Simple. Customization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Order Response Simple. Profile Identifier. Identifier">
            <text:p>Order Response Simple. Profile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Order Response Simple. Profile Execution Identifier. Identifier">
            <text:p>Order Response Simple. Profile Execution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Order Response Simple. Identifier">
            <text:p>Order Response Simple.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Purchase Order Response Number, Acknowledgement of Order Number">
            <text:p>Purchase Order Response Number, Acknowledgement of Order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8">
            <text:p>1018</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Order Response Simple. Copy_ Indicator. Indicator">
            <text:p>Order Response Simple. Copy_ Indicator. Indicator</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Order Response Simple. UUID. Identifier">
            <text:p>Order Response Simple. UUID.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Order Response Simple. Issue Date. Date">
            <text:p>Order Response Simple. Issue Date. Date</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Order Response Simple. Issue Time. Time">
            <text:p>Order Response Simple. Issue Time. Time</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Order Response Simple. Note. Text">
            <text:p>Order Response Simple. Note. Text</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AcceptedIndicator">
            <text:p>AcceptedIndicator</text:p>
          </table:table-cell>
          <table:table-cell office:value-type="string" table:style-name="ce9" office:string-value="Order Response Simple. Accepted_ Indicator. Indicator">
            <text:p>Order Response Simple. Accepted_ Indicator. Indicator</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Accepted">
            <text:p>Accepted</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3]&lt;&gt;&quot;&quot;;CONCATENATE([.F13];&quot; &quot;;[.G13]);[.G13])"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3]&lt;&gt;&quot;&quot;;CONCATENATE([.J13];&quot;_ &quot;;[.I13];&quot;. Type&quot;);CONCATENATE([.I13];&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Indicates whether the Order is accepted (true) or rejected (false).">
            <text:p>Indicates whether the Order is accepted (true) or rejected (fals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jectionNote">
            <text:p>RejectionNote</text:p>
          </table:table-cell>
          <table:table-cell office:value-type="string" table:style-name="ce9" office:string-value="Order Response Simple. Rejection_ Note. Text">
            <text:p>Order Response Simple. Rejection_ Note. Text</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Rejection">
            <text:p>Rejection</text:p>
          </table:table-cell>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he reason for rejection if the order was not accepted.">
            <text:p>The reason for rejection if the order was not accepted.</text:p>
          </table:table-cell>
          <table:table-cell office:value-type="string" table:style-name="ce9" office:string-value="Out of Stock , Not able to supply , Unable to fulfill within the contracted conditions , Buyer Account not Recognised ">
            <text:p><text:s/>Out of Stock , Not able to supply , Unable to fulfill within the contracted conditions , <text:s/>Buyer Account not Recognised </text:p>
          </table:table-cell>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CustomerReference">
            <text:p>CustomerReference</text:p>
          </table:table-cell>
          <table:table-cell office:value-type="string" table:style-name="ce9" office:string-value="Order Response Simple. Customer_ Reference. Text">
            <text:p>Order Response Simple. Customer_ Reference. Text</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Customer">
            <text:p>Customer</text:p>
          </table:table-cell>
          <table:table-cell table:style-name="ce9" office:value-type="string" office:string-value=""/>
          <table:table-cell office:value-type="string" table:style-name="ce9" office:string-value="Reference">
            <text:p>Reference</text:p>
          </table:table-cell>
          <table:table-cell office:value-type="string" table:style-name="ce11" table:formula="of:=IF([.F15]&lt;&gt;&quot;&quot;;CONCATENATE([.F15];&quot; &quot;;[.G15]);[.G15])" office:string-value="Reference">
            <text:p>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supplementary reference for the transaction (e.g., when using a purchasing card).">
            <text:p>A supplementary reference for the transaction (e.g., when using a purchasing car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ccountingCostCode">
            <text:p>AccountingCostCode</text:p>
          </table:table-cell>
          <table:table-cell office:value-type="string" table:style-name="ce9" office:string-value="Order Response Simple. Accounting Cost Code. Code">
            <text:p>Order Response Simple. Accounting Cost Code. Code</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Accounting Cost">
            <text:p>Accounting Cost</text:p>
          </table:table-cell>
          <table:table-cell office:value-type="string" table:style-name="ce9" office:string-value="Code">
            <text:p>Code</text:p>
          </table:table-cell>
          <table:table-cell office:value-type="string" table:style-name="ce11" table:formula="of:=IF([.F16]&lt;&gt;&quot;&quot;;CONCATENATE([.F16];&quot; &quot;;[.G16]);[.G16])" office:string-value="Accounting Cost Code">
            <text:p>Accounting Cost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6]&lt;&gt;&quot;&quot;;CONCATENATE([.J16];&quot;_ &quot;;[.I16];&quot;. Type&quot;);CONCATENATE([.I16];&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accounting cost code applied to the order as a whole.">
            <text:p>An accounting cost code applied to the order as a whol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AccountingCost">
            <text:p>AccountingCost</text:p>
          </table:table-cell>
          <table:table-cell office:value-type="string" table:style-name="ce9" office:string-value="Order Response Simple. Accounting Cost. Text">
            <text:p>Order Response Simple. Accounting Cost. Text</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Accounting">
            <text:p>Accounting</text:p>
          </table:table-cell>
          <table:table-cell office:value-type="string" table:style-name="ce9" office:string-value="Cost">
            <text:p>Cost</text:p>
          </table:table-cell>
          <table:table-cell office:value-type="string" table:style-name="ce11" table:formula="of:=IF([.F17]&lt;&gt;&quot;&quot;;CONCATENATE([.F17];&quot; &quot;;[.G17]);[.G17])" office:string-value="Accounting Cost">
            <text:p>Accounting Cost</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accounting cost code applied to the order as a whole, expressed as text.">
            <text:p>An accounting cost code applied to the order as a whole, expressed as tex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derReference">
            <text:p>OrderReference</text:p>
          </table:table-cell>
          <table:table-cell table:style-name="ce10" office:value-type="string" office:string-value="Order Response Simple. Order Reference">
            <text:p>Order Response Simple. Order Reference</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Order being responded to.">
            <text:p>A reference to the Order being responded to.</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10" office:value-type="string" office:string-value="Order Response Simple. Additional_ Document Reference. Document Reference">
            <text:p>Order Response Simple. Additional_ Document Reference. Document Reference</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Order Response Simple. Signature">
            <text:p>Order Response Simple. Signature</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Order Response Simple. Seller_ Supplier Party. Supplier Party">
            <text:p>Order Response Simple. Seller_ Supplier Party. Suppli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10" office:value-type="string" office:string-value="Order Response Simple. Buyer_ Customer Party. Customer Party">
            <text:p>Order Response Simple. Buyer_ Customer Party. Custom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10" office:value-type="string" office:string-value="Order Response Simple. Originator_ Customer Party. Customer Party">
            <text:p>Order Response Simple. Originator_ Customer Party. Custom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AccountingSupplierParty">
            <text:p>AccountingSupplierParty</text:p>
          </table:table-cell>
          <table:table-cell table:style-name="ce10" office:value-type="string" office:string-value="Order Response Simple. Accounting_ Supplier Party. Supplier Party">
            <text:p>Order Response Simple. Accounting_ Supplier Party. Suppli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ccountingCustomerParty">
            <text:p>AccountingCustomerParty</text:p>
          </table:table-cell>
          <table:table-cell table:style-name="ce10" office:value-type="string" office:string-value="Order Response Simple. Accounting_ Customer Party. Customer Party">
            <text:p>Order Response Simple. Accounting_ Customer Party. Custom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